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710000015FDE5346B4.png" manifest:media-type="image/png"/>
  <manifest:file-entry manifest:full-path="Pictures/10000000000000F0000000A01EDF03D2.png" manifest:media-type="image/png"/>
  <manifest:file-entry manifest:full-path="Pictures/10000000000000DD000000312E8910D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1920Parse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7.795cm" svg:height="1.728cm" svg:x="10.2cm" svg:y="13.672cm">
          <draw:image xlink:href="Pictures/10000000000000DD000000312E8910D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Wirtschaftliche Betrachtungen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6.349cm" svg:height="4.232cm" svg:x="19cm" svg:y="6.768cm">
          <draw:image xlink:href="Pictures/10000000000000F0000000A01EDF03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rithme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8.944cm" svg:height="5.023cm" svg:x="16.6cm" svg:y="8.8cm">
          <draw:image xlink:href="Pictures/10000000000002710000015FDE5346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2">Danke für die Aufmerksamkeit</text:p>
              </text:list-header>
            </text:list>
          </draw:text-box>
        </draw:frame>
        <draw:frame draw:style-name="gr1" draw:text-style-name="P2" draw:layer="layout" svg:width="7.795cm" svg:height="1.728cm" svg:x="10.256cm" svg:y="10.259cm">
          <draw:image xlink:href="Pictures/10000000000000DD000000312E8910D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08:31:23.675000000</meta:creation-date>
    <dc:date>2016-05-26T09:24:43.230000000</dc:date>
    <meta:editing-duration>PT22M58S</meta:editing-duration>
    <meta:editing-cycles>1</meta:editing-cycles>
    <meta:generator>LibreOffice/4.4.7.2$Windows_x86 LibreOffice_project/f3153a8b245191196a4b6b9abd1d0da16eead600</meta:generator>
    <meta:document-statistic meta:object-count="49"/>
  </office:meta>
</office:document-meta>
</file>